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65cm" fo:min-width="0.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65cm" fo:min-width="1.4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4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svg:stroke-width="0.05cm" svg:stroke-color="#000000" draw:marker-start-width="0.28cm" draw:marker-end-width="0.28cm" draw:fill="hatch" draw:fill-hatch-name="Hatching_20_1" draw:fill-hatch-solid="false" draw:textarea-horizontal-align="justify" draw:textarea-vertical-align="middle" draw:auto-grow-height="false" fo:min-height="0.7cm" fo:min-width="2.4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="hatch" draw:fill-hatch-name="Hatching_20_1" draw:fill-hatch-solid="false" draw:textarea-horizontal-align="justify" draw:textarea-vertical-align="middle" draw:auto-grow-height="false" fo:min-height="0.7cm" fo:min-width="2.85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2cm" svg:stroke-color="#000000" draw:marker-start-width="0.24cm" draw:marker-end-width="0.24cm" draw:fill="none" draw:textarea-vertical-align="middle" draw:auto-grow-height="false" fo:min-height="0.204cm" fo:min-width="0cm" fo:padding-top="0.135cm" fo:padding-bottom="0.135cm" fo:padding-left="0.26cm" fo:padding-right="0.26cm"/>
    </style:style>
    <style:style style:name="gr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2.45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hatch" draw:fill-hatch-name="Hatching_20_1" draw:fill-hatch-solid="fals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7.8cm" svg:y="4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8.8cm" svg:y="4.5cm">
          <text:p text:style-name="P1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8cm" svg:y1="4.5cm" svg:x2="14.6cm" svg:y2="4.5cm">
          <text:p/>
        </draw:line>
        <draw:line draw:style-name="gr3" draw:text-style-name="P3" draw:layer="layout" svg:x1="10.8cm" svg:y1="5.5cm" svg:x2="14.6cm" svg:y2="5.5cm">
          <text:p/>
        </draw:line>
        <draw:custom-shape draw:style-name="gr1" draw:text-style-name="P2" draw:layer="layout" svg:width="1cm" svg:height="1cm" svg:x="7.8cm" svg:y="6.3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8cm" svg:y1="6.3cm" svg:x2="14.6cm" svg:y2="6.3cm">
          <text:p/>
        </draw:line>
        <draw:line draw:style-name="gr3" draw:text-style-name="P3" draw:layer="layout" svg:x1="8.8cm" svg:y1="7.3cm" svg:x2="14.6cm" svg:y2="7.3cm">
          <text:p/>
        </draw:line>
        <draw:frame draw:style-name="gr4" draw:text-style-name="P1" draw:layer="layout" svg:width="0.623cm" svg:height="0.53cm" svg:x="6.777cm" svg:y="4.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0.627cm" svg:height="0.53cm" svg:x="6.877cm" svg:y="6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4" draw:layer="layout" svg:width="3cm" svg:height="1cm" svg:x="7.6cm" svg:y="10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6cm" svg:y1="10cm" svg:x2="14.4cm" svg:y2="10cm">
          <text:p/>
        </draw:line>
        <draw:line draw:style-name="gr3" draw:text-style-name="P3" draw:layer="layout" svg:x1="10.6cm" svg:y1="11cm" svg:x2="14.4cm" svg:y2="11cm">
          <text:p/>
        </draw:line>
        <draw:custom-shape draw:style-name="gr6" draw:text-style-name="P4" draw:layer="layout" svg:width="3.4cm" svg:height="1cm" svg:x="7.6cm" svg:y="11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6cm" svg:y1="11.8cm" svg:x2="14.4cm" svg:y2="11.8cm">
          <text:p/>
        </draw:line>
        <draw:line draw:style-name="gr3" draw:text-style-name="P3" draw:layer="layout" svg:x1="8.6cm" svg:y1="12.8cm" svg:x2="14.4cm" svg:y2="12.8cm">
          <text:p/>
        </draw:line>
        <draw:frame draw:style-name="gr4" draw:text-style-name="P1" draw:layer="layout" svg:width="0.623cm" svg:height="0.53cm" svg:x="6.577cm" svg:y="10.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0.627cm" svg:height="0.53cm" svg:x="6.677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" draw:text-style-name="P2" draw:layer="layout" svg:width="1cm" svg:height="1cm" svg:x="10.6cm" svg:y="10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581cm" svg:height="0.369cm" svg:x="10.8cm" svg:y="10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2" draw:layer="layout" svg:width="0.2cm" svg:height="0.5cm" draw:transform="rotate (1.5707963267949) translate (10.6cm 9.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" draw:layer="layout" svg:width="0.982cm" svg:height="0.53cm" svg:x="10.4cm" svg:y="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9" draw:text-style-name="P2" draw:layer="layout" svg:width="3cm" svg:height="1cm" svg:x="3.122cm" svg:y="14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6.099cm" svg:y="14.4cm">
          <text:p text:style-name="P1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122cm" svg:y1="14.4cm" svg:x2="11.899cm" svg:y2="14.4cm">
          <text:p/>
        </draw:line>
        <draw:line draw:style-name="gr3" draw:text-style-name="P3" draw:layer="layout" svg:x1="6.122cm" svg:y1="15.4cm" svg:x2="11.899cm" svg:y2="15.4cm">
          <text:p/>
        </draw:line>
        <draw:frame draw:style-name="gr4" draw:text-style-name="P1" draw:layer="layout" svg:width="0.623cm" svg:height="0.53cm" svg:x="2.099cm" svg:y="14.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" draw:layer="layout" svg:width="0.627cm" svg:height="0.53cm" svg:x="2.199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0" draw:text-style-name="P2" draw:layer="layout" svg:width="2cm" svg:height="1cm" svg:x="8.099cm" svg:y="14.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1cm" svg:x="3.123cm" svg:y="16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6.1cm" svg:y="16.2cm">
          <text:p text:style-name="P1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123cm" svg:y1="16.2cm" svg:x2="11.9cm" svg:y2="16.2cm">
          <text:p/>
        </draw:line>
        <draw:line draw:style-name="gr3" draw:text-style-name="P3" draw:layer="layout" svg:x1="6.123cm" svg:y1="17.2cm" svg:x2="11.9cm" svg:y2="17.2cm">
          <text:p/>
        </draw:line>
        <draw:custom-shape draw:style-name="gr9" draw:text-style-name="P2" draw:layer="layout" svg:width="3cm" svg:height="1cm" svg:x="17.6cm" svg:y="16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16.6cm" svg:y="14.4cm">
          <text:p text:style-name="P1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6cm" svg:y1="14.4cm" svg:x2="23.377cm" svg:y2="14.4cm">
          <text:p/>
        </draw:line>
        <draw:line draw:style-name="gr3" draw:text-style-name="P3" draw:layer="layout" svg:x1="17.635cm" svg:y1="15.4cm" svg:x2="23.412cm" svg:y2="15.4cm">
          <text:p/>
        </draw:line>
        <draw:frame draw:style-name="gr4" draw:text-style-name="P1" draw:layer="layout" svg:width="0.623cm" svg:height="0.53cm" svg:x="13.612cm" svg:y="14.6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1" draw:layer="layout" svg:width="0.627cm" svg:height="0.53cm" svg:x="13.712cm" svg:y="16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0" draw:text-style-name="P2" draw:layer="layout" svg:width="2cm" svg:height="1cm" svg:x="18.6cm" svg:y="14.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1cm" svg:x="14.6cm" svg:y="16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14.6cm" svg:y="14.4cm">
          <text:p text:style-name="P1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623cm" svg:y1="16.2cm" svg:x2="23.4cm" svg:y2="16.2cm">
          <text:p/>
        </draw:line>
        <draw:line draw:style-name="gr3" draw:text-style-name="P3" draw:layer="layout" svg:x1="17.636cm" svg:y1="17.2cm" svg:x2="23.413cm" svg:y2="17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000000" draw:distance="0.3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6T11:01:28.151706510</meta:creation-date>
    <meta:generator>LibreOffice/6.4.7.2$Linux_X86_64 LibreOffice_project/40$Build-2</meta:generator>
    <dc:date>2024-04-26T12:05:30.492111356</dc:date>
    <meta:editing-duration>PT27M5S</meta:editing-duration>
    <meta:editing-cycles>1</meta:editing-cycles>
    <meta:document-statistic meta:object-count="43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
</annotation>
  </semantics>
</math>
</file>

<file path=Object 10/content.xml><?xml version="1.0" encoding="utf-8"?>
<math xmlns="http://www.w3.org/1998/Math/MathML" display="block">
  <semantics>
    <msub>
      <mi>P</mi>
      <mn>2</mn>
    </msub>
    <annotation encoding="StarMath 5.0">P_2
</annotation>
  </semantics>
</math>
</file>

<file path=Object 2/content.xml><?xml version="1.0" encoding="utf-8"?>
<math xmlns="http://www.w3.org/1998/Math/MathML" display="block">
  <semantics>
    <msub>
      <mi>P</mi>
      <mn>2</mn>
    </msub>
    <annotation encoding="StarMath 5.0">P_2
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
</annotation>
  </semantics>
</math>
</file>

<file path=Object 4/content.xml><?xml version="1.0" encoding="utf-8"?>
<math xmlns="http://www.w3.org/1998/Math/MathML" display="block">
  <semantics>
    <msub>
      <mi>P</mi>
      <mn>2</mn>
    </msub>
    <annotation encoding="StarMath 5.0">P_2
</annotation>
  </semantics>
</math>
</file>

<file path=Object 5/content.xml><?xml version="1.0" encoding="utf-8"?>
<math xmlns="http://www.w3.org/1998/Math/MathML" display="block">
  <semantics>
    <msub>
      <mi>ω</mi>
      <mi>i</mi>
    </msub>
    <annotation encoding="StarMath 5.0">%omega_i</annotation>
  </semantics>
</math>
</file>

<file path=Object 6/content.xml><?xml version="1.0" encoding="utf-8"?>
<math xmlns="http://www.w3.org/1998/Math/MathML" display="block">
  <semantics>
    <mrow>
      <msub>
        <mi>ω</mi>
        <mi>i</mi>
      </msub>
      <mo stretchy="false">/</mo>
      <mn>2</mn>
    </mrow>
    <annotation encoding="StarMath 5.0">%omega_i / 2</annotation>
  </semantics>
</math>
</file>

<file path=Object 7/content.xml><?xml version="1.0" encoding="utf-8"?>
<math xmlns="http://www.w3.org/1998/Math/MathML" display="block">
  <semantics>
    <msub>
      <mi>P</mi>
      <mn>1</mn>
    </msub>
    <annotation encoding="StarMath 5.0">P_1
</annotation>
  </semantics>
</math>
</file>

<file path=Object 8/content.xml><?xml version="1.0" encoding="utf-8"?>
<math xmlns="http://www.w3.org/1998/Math/MathML" display="block">
  <semantics>
    <msub>
      <mi>P</mi>
      <mn>2</mn>
    </msub>
    <annotation encoding="StarMath 5.0">P_2
</annotation>
  </semantics>
</math>
</file>

<file path=Object 9/content.xml><?xml version="1.0" encoding="utf-8"?>
<math xmlns="http://www.w3.org/1998/Math/MathML" display="block">
  <semantics>
    <msub>
      <mi>P</mi>
      <mn>1</mn>
    </msub>
    <annotation encoding="StarMath 5.0">P_1
</annotation>
  </semantics>
</math>
</file>